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Text_20_body">
      <style:text-properties fo:language="pl" fo:country="PL"/>
    </style:style>
    <style:style style:name="P3" style:family="paragraph" style:parent-style-name="Standard" style:list-style-name="L4">
      <style:text-properties fo:language="pl" fo:country="PL"/>
    </style:style>
    <style:style style:name="P4" style:family="paragraph" style:parent-style-name="Standard" style:list-style-name="L4">
      <style:text-properties fo:language="pl" fo:country="PL" officeooo:paragraph-rsid="00156fce"/>
    </style:style>
    <style:style style:name="P5" style:family="paragraph" style:parent-style-name="Standard" style:list-style-name="L4">
      <style:text-properties fo:language="pl" fo:country="PL" officeooo:paragraph-rsid="00173a6d"/>
    </style:style>
    <style:style style:name="P6" style:family="paragraph" style:parent-style-name="Heading_20_1">
      <style:text-properties fo:language="pl" fo:country="PL"/>
    </style:style>
    <style:style style:name="P7" style:family="paragraph" style:parent-style-name="Text_20_body">
      <style:text-properties fo:language="pl" fo:country="PL"/>
    </style:style>
    <style:style style:name="P8" style:family="paragraph" style:parent-style-name="Text_20_body" style:list-style-name="L1">
      <style:text-properties fo:language="pl" fo:country="PL"/>
    </style:style>
    <style:style style:name="P9" style:family="paragraph" style:parent-style-name="Text_20_body" style:list-style-name="L2">
      <style:text-properties fo:language="pl" fo:country="PL"/>
    </style:style>
    <style:style style:name="P10" style:family="paragraph" style:parent-style-name="Text_20_body">
      <style:text-properties fo:language="pl" fo:country="PL" officeooo:paragraph-rsid="00132d78"/>
    </style:style>
    <style:style style:name="P11" style:family="paragraph" style:parent-style-name="Text_20_body" style:list-style-name="L3"/>
    <style:style style:name="P12" style:family="paragraph" style:parent-style-name="Heading_20_3">
      <style:text-properties fo:language="pl" fo:country="PL"/>
    </style:style>
    <style:style style:name="P13" style:family="paragraph" style:parent-style-name="Heading_20_2">
      <style:text-properties fo:language="pl" fo:country="P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2d78"/>
    </style:style>
    <style:style style:name="T2" style:family="text">
      <style:text-properties officeooo:rsid="0013c2d3"/>
    </style:style>
    <style:style style:name="T3" style:family="text">
      <style:text-properties officeooo:rsid="00156fce"/>
    </style:style>
    <style:style style:name="T4" style:family="text">
      <style:text-properties officeooo:rsid="00173a6d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mplementacja rozwiązania</text:h>
      <text:p text:style-name="P2"><text:tab/>W celu zbadania skuteczności metod grupowania zaimplementowany został algorytm k-średnich, w dwóch wersjach. Pierwszą wersję stanowi standardowy algorytm, taki jak <office:annotation><dc:creator>Zbigniew Tadeusz Manasterski</dc:creator><dc:date>2013-02-24T23:06:42</dc:date><text:p text:style-name="P14"><text:span text:style-name="T5">Czy opisałem?</text:span></text:p></office:annotation>opisany w rozdziale 2/3. Druga wersja zawiera pewne operacje księgowe, mające na celu zmniejszenie liczby obliczeń odległości pomiędzy wektorami.</text:p>
      <text:p text:style-name="P2"><text:tab/>Obie wspomniane implementacje mogą stosować różne funkcje odległości: euklidesową, humminga i cosinusową. Dwa pierwsze rodzaje odległości spełniają równanie na nierówność trójkąta, trzeci nie spełnia jej <office:annotation><dc:creator>Zbigniew Tadeusz Manasterski</dc:creator><dc:date>2013-02-25T06:56:05</dc:date><text:p text:style-name="P14"><text:span text:style-name="T5">http://math.stackexchange.com/questions/102924/cosine-similarity-distance-and-triangle-equation</text:span></text:p></office:annotation>dla pewnych wartości kątów (dodać referencję albo uzasadnienie).</text:p>
      <text:p text:style-name="P2">Wersja szybsza algorytmu wykorzystuje nierówność trójkąta w celu przyspieszenia obliczeń, dlatego nie jest właściwe zastosowanie w niej odległości cosinusowej.</text:p>
      <text:p text:style-name="P10"><text:span text:style-name="T1">[w części 3 napisać o niedoskonałości odległości cosinusowej, dlaczego niespełnia; </text:span><text:span text:style-name="T2">napisać że hamminga spełnia – binarna i nie</text:span><text:span text:style-name="T1">]</text:span></text:p>
      <text:h text:style-name="P13" text:outline-level="2">Przyspieszenie algorytmu k-średnich</text:h>
      <text:p text:style-name="P2"><text:tab/>Algorytm k-średnich można przyspieszyć poprzez zmniejszenie liczby wywołań fukcji obliczającej odległość pomiędzy dwoma punktami. Jest to kosztowne obliczenie, w szczególności wtedy, punkty posiadają ponad tysiąc współrzędnych. Usprawnienie polega na zastosowaniu nierówności trójkąta, przeprowadzając kilka dodatkowych operacji w każdej iteracji.</text:p>
      <text:list xml:id="list8793371391" text:style-name="L1">
        <text:list-item>
          <text:p text:style-name="P8">Wyznaczenie odległości pomiędzy każdym ze środków grup.</text:p>
        </text:list-item>
        <text:list-item>
          <text:p text:style-name="P8">Wyznaczenie górnych granic każdego z punktów (odległość od punktu do najbliższego środka – w danej iteracji).</text:p>
        </text:list-item>
        <text:list-item>
          <text:p text:style-name="P8">Wyznaczenie górnych granic punktów (odległości pomiędzy punktem a każdym ze środków).</text:p>
        </text:list-item>
        <text:list-item>
          <text:p text:style-name="P8">Wykorzystanie wymienionych wyżej informacji do określenia które ze wszystkich punktów mogą zmienić grupę. Na przykład jeżeli odległość pomiędzy dwoma środkami grup jest dwukrotnie większa od odległości punktu od jednego z tych centrów, to punkt ten na pewno nie zostanie przeniesiony do grupy z tym drugim środkiem.</text:p>
        </text:list-item>
        <text:list-item>
          <text:p text:style-name="P8">Aktualizacja górnych i dolnych granic o różnice między nowymi a starymi środkami grup.</text:p>
        </text:list-item>
      </text:list>
      <text:p text:style-name="P2"><text:tab/>Dzięki aktualizacji granic w ostatnim z powyższych punktów, można bez obliczania odległości porównać górną granicę danego punktu z jego wszystkimi dolnymi granicami. O ile warunek podany w punkcie 4. jest spełniony, a któraś z dolnych granic będzie mniejsza od górnej, oznacza to, że możliwe jest przemieszczenie punktu – dopiero w tym momencie należy obliczyć faktyczną odległość badanego punktu od środka grupy, z którą dolna granica była mniejsza od górnej.</text:p>
      <text:h text:style-name="P12" text:outline-level="3">Użyte struktury</text:h>
      <text:p text:style-name="P2"><text:tab/>Aby umożliwić wykonanie tych kilku dodatkowych kroków niezbędna było dodanie względem standardowej implementacji różnych pojemników na informacje.</text:p>
      <text:list xml:id="list1593688370" text:style-name="L2">
        <text:list-item>
          <text:p text:style-name="P9">tablica dwuwymiarowa zawierająca połówki odległości pomiędzy różnymi środkami</text:p>
        </text:list-item>
        <text:list-item>
          <text:p text:style-name="P9">dwuwymiarowa tablica zawierająca całe odległości pomiędzy centrami,</text:p>
        </text:list-item>
        <text:list-item>
          <text:p text:style-name="P9">tablica jednowymiarowa przechowująca przez pewien czas nowe środki – w celu obliczenia <text:soft-page-break/>odległości o jaką przesunęły się środki od poprzedniej iteracji,</text:p>
        </text:list-item>
        <text:list-item>
          <text:p text:style-name="P9">jednowymiarowa tablica zawierająca górne granice każdego z punktów,</text:p>
        </text:list-item>
        <text:list-item>
          <text:p text:style-name="P9">dwuwymiarowa tablica zawierająca dla każdego punktu spis jego górnych granic ze wszystkimi środkami grup,</text:p>
        </text:list-item>
        <text:list-item>
          <text:p text:style-name="P9">jednowymiarowa tablica informująca o wszystkich punktach, czy w danej iteracji dla określonego z punktów już była obliczana odległość pomiędzy nim, a dowolnym środkiem.</text:p>
        </text:list-item>
      </text:list>
      <text:p text:style-name="P2"><text:tab/>W standardowej wersji algorytmu został użyte następujące struktury, które są również wykorzystywane przez wersję przyspieszoną:</text:p>
      <text:list xml:id="list916773511" text:style-name="L3">
        <text:list-item>
          <text:p text:style-name="P11">tablica jednowymiarowa zawierająca indeks grupy, do której jest przydzielony dany punkt,</text:p>
        </text:list-item>
        <text:list-item>
          <text:p text:style-name="P11">tablica jednowymiarowa indeksowana numerem grupy, zawierająca zbiory punktów przypisanych do danej grupy,</text:p>
        </text:list-item>
        <text:list-item>
          <text:p text:style-name="P11">tablica jednowymiarowa zawierająca wektory współrzędnych każdego środka,</text:p>
        </text:list-item>
        <text:list-item>
          <text:p text:style-name="P11">tablica jednowymiarowa zawierająca wektory współrzędnych każdego punktu,</text:p>
        </text:list-item>
        <text:list-item>
          <text:p text:style-name="P11">wektory współrzędnych punktów zrealizowane są poprzez mapy, gdzie kluczem jest indeks współrzędnej, a wartością jest dana współrzędna.</text:p>
        </text:list-item>
      </text:list>
      <text:list xml:id="list1099026478" text:style-name="L4">
        <text:list-header>
          <text:p text:style-name="P4"><text:span text:style-name="T3">[dodać dokładną informację o rodzaju tych struktur – z Qt, Qset, mapa z stla itp]</text:span></text:p>
          <text:p text:style-name="P5"><text:span text:style-name="T4">[framework, na początku]</text:span></text:p>
          <text:p text:style-name="P5"><text:span text:style-name="T4">[czemu taki dobór struktur]</text:span></text:p>
          <text:p text:style-name="P3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1740402058" text:continue-numbering="true" text:style-name="L4">
        <text:list-item>
          <text:p text:style-name="P3">W rozdziale 2 dodać teorię.</text:p>
          <text:p text:style-name="P3"/>
          <text:p text:style-name="P3"/>
        </text:list-item>
        <text:list-item>
          <text:p text:style-name="P3">Implementacja rozwiązania</text:p>
          <text:list>
            <text:list-item>
              <text:p text:style-name="P3">Opis obu algorytmów, albo odniesienie do wcześniejszego opisu, dodanego na przykład w rozdziale 3 (k-średnie często się wykorzystuje do grupowania dokumentów). Tutaj ew. Opisać tylko ulepszenie polegające na wprowadzeniu nierówności trójkąta.</text:p>
            </text:list-item>
            <text:list-item>
              <text:p text:style-name="P3">Uzasadnić wybór funkcji odległości – opisać działaniu ich obu, odniesienie do bibliografii. Prezentacja testów ich wydajności ze względu na liczbę wymiarów, gęstość wektorów, rodzaj implementacji. Można pokusić się o analizę pamięciową.</text:p>
            </text:list-item>
            <text:list-item>
              <text:p text:style-name="P3">Porównanie wyników działania (wydajność i sposób dzielenia na zbiory) obu implementacji algorytmu.</text:p>
              <text:list>
                <text:list-item>
                  <text:p text:style-name="P3">Błąd kwadratowy w każdej grupie. </text:p>
                </text:list-item>
                <text:list-item>
                  <text:p text:style-name="P3">Średnia błędów kwadratowych.</text:p>
                </text:list-item>
                <text:list-item>
                  <text:p text:style-name="P3">Współczynnik Silhouette.</text:p>
                </text:list-item>
                <text:list-item>
                  <text:p text:style-name="P3">Podobieństwo zbiorów wyjściowych - porównanie</text:p>
                </text:list-item>
                <text:list-item>
                  <text:p text:style-name="P3">Liczba wykonanych iteracji.</text:p>
                </text:list-item>
                <text:list-item>
                  <text:p text:style-name="P3">Czas działania algorytmu, liczba wykonanych obliczeń.</text:p>
                </text:list-item>
              </text:list>
            </text:list-item>
            <text:list-item>
              <text:p text:style-name="P3">Wizualizacja wyników grupowania. Może być istniejąca implementacja POSZUKAĆ.</text:p>
              <text:list>
                <text:list-item>
                  <text:p text:style-name="P3">Wykres obrazujący liczbę obiektów w poszczególnych grupach.</text:p>
                </text:list-item>
                <text:list-item>
                  <text:p text:style-name="P3">Rzutowanie grup na płaszczyznę 2D (konfigurowalny dobór współrzędnych użytych do rzutowania, oraz przydziału ich do rzędnych lub odciętych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TakaoPGothic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499cm" fo:margin-bottom="0.499cm" style:contextual-spacing="false" fo:line-height="150%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499cm" fo:margin-bottom="0.499cm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6:32:06</meta:creation-date>
    <meta:editing-duration>PT2M47S</meta:editing-duration>
    <meta:editing-cycles>6</meta:editing-cycles>
    <meta:generator>LibreOffice/3.6$Linux_x86 LibreOffice_project/360m1$Build-2</meta:generator>
    <dc:date>2013-02-26T16:37:28</dc:date>
    <dc:creator>Zbigniew Manasterski</dc:creator>
    <meta:document-statistic meta:table-count="0" meta:image-count="0" meta:object-count="0" meta:page-count="3" meta:paragraph-count="44" meta:word-count="679" meta:character-count="5084" meta:non-whitespace-character-count="4477"/>
    <meta:user-defined meta:name="Info 1"/>
    <meta:user-defined meta:name="Info 2"/>
    <meta:user-defined meta:name="Info 3"/>
    <meta:user-defined meta:name="Info 4"/>
  </office:meta>
</office:document-meta>
</file>